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3-06-01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1-08-25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1-06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10-0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20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20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6-11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5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9-04-2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11-0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10-1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9-1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9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8-2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6-2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5-25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8-04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10-26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08-2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07-3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06-29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05-2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7-04-2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10-2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9-23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8-2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7-2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6-2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5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6-04-2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10-2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9-2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8-2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7-30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6-29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5-2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5-04-23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4-10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4-07-3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4-06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4-05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4-04-2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11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10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8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7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6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5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3-04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11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10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9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8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7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6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5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2-03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1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4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2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1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200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7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6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5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3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2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1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9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9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8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7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6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5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4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3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2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1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80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9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8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7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6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6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3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5885</text:p>
          </table:table-cell>
          <table:table-cell office:value-type="string" calcext:value-type="string">
            <text:p>197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11" meta:object-count="0"/>
    <meta:user-defined meta:name="AppVersion">3.0</meta:user-defined>
  </office:meta>
</office:document-meta>
</file>